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5fa66"/>
    </style:style>
    <style:style style:name="P2" style:family="paragraph" style:parent-style-name="Text_20_body">
      <style:paragraph-properties fo:text-align="justify" style:justify-single-word="false"/>
      <style:text-properties fo:font-size="16pt" officeooo:rsid="0015fa66" officeooo:paragraph-rsid="0015fa66" style:font-size-asian="14pt" style:font-size-complex="16pt"/>
    </style:style>
    <style:style style:name="P3" style:family="paragraph" style:parent-style-name="Text_20_body">
      <style:paragraph-properties fo:text-align="justify" style:justify-single-word="false"/>
      <style:text-properties fo:font-size="16pt" officeooo:rsid="0017c7a8" officeooo:paragraph-rsid="0017c7a8" style:font-size-asian="14pt" style:font-size-complex="16pt"/>
    </style:style>
    <style:style style:name="P4" style:family="paragraph" style:parent-style-name="Text_20_body">
      <style:paragraph-properties fo:text-align="justify" style:justify-single-word="false"/>
      <style:text-properties fo:font-size="16pt" officeooo:rsid="0017f5c2" officeooo:paragraph-rsid="0017f5c2" style:font-size-asian="14pt" style:font-size-complex="16pt"/>
    </style:style>
    <style:style style:name="P5" style:family="paragraph" style:parent-style-name="Text_20_body">
      <style:paragraph-properties fo:text-align="justify" style:justify-single-word="false"/>
      <style:text-properties fo:font-size="16pt" officeooo:rsid="0017f5c2" officeooo:paragraph-rsid="001992f5" style:font-size-asian="14pt" style:font-size-complex="16pt"/>
    </style:style>
    <style:style style:name="P6" style:family="paragraph" style:parent-style-name="Text_20_body">
      <style:paragraph-properties fo:text-align="justify" style:justify-single-word="false"/>
      <style:text-properties fo:font-size="16pt" officeooo:rsid="001a3e08" officeooo:paragraph-rsid="001a3e08" style:font-size-asian="14pt" style:font-size-complex="16pt"/>
    </style:style>
    <style:style style:name="P7" style:family="paragraph" style:parent-style-name="Text_20_body">
      <style:paragraph-properties fo:text-align="justify" style:justify-single-word="false"/>
      <style:text-properties fo:font-size="16pt" officeooo:rsid="001d32aa" officeooo:paragraph-rsid="001d32aa" style:font-size-asian="14pt" style:font-size-complex="16pt"/>
    </style:style>
    <style:style style:name="P8" style:family="paragraph" style:parent-style-name="Text_20_body">
      <style:text-properties fo:font-size="16pt" style:text-underline-style="solid" style:text-underline-width="auto" style:text-underline-color="font-color" officeooo:paragraph-rsid="0015fa66" style:font-size-asian="14pt" style:font-size-complex="16pt"/>
    </style:style>
    <style:style style:name="P9" style:family="paragraph" style:parent-style-name="Text_20_body">
      <style:paragraph-properties fo:text-align="justify" style:justify-single-word="false"/>
      <style:text-properties fo:font-size="16pt" style:text-underline-style="solid" style:text-underline-width="auto" style:text-underline-color="font-color" officeooo:rsid="0017c7a8" officeooo:paragraph-rsid="0017c7a8" style:font-size-asian="14pt" style:font-size-complex="16pt"/>
    </style:style>
    <style:style style:name="P10" style:family="paragraph" style:parent-style-name="Title">
      <style:text-properties officeooo:paragraph-rsid="0015fa66"/>
    </style:style>
    <style:style style:name="P11" style:family="paragraph" style:parent-style-name="Text_20_body">
      <style:paragraph-properties fo:text-align="justify" style:justify-single-word="false"/>
      <style:text-properties fo:font-size="16pt" officeooo:rsid="001a3e08" officeooo:paragraph-rsid="001a3e08" style:font-size-asian="14pt" style:font-size-complex="16pt"/>
    </style:style>
    <style:style style:name="P12" style:family="paragraph" style:parent-style-name="Text_20_body">
      <style:paragraph-properties fo:text-align="justify" style:justify-single-word="false"/>
      <style:text-properties fo:font-size="16pt" officeooo:rsid="001a3e08" officeooo:paragraph-rsid="00251b67" style:font-size-asian="14pt" style:font-size-complex="16pt"/>
    </style:style>
    <style:style style:name="P13" style:family="paragraph" style:parent-style-name="Text_20_body">
      <style:paragraph-properties fo:text-align="justify" style:justify-single-word="false"/>
      <style:text-properties fo:font-size="16pt" officeooo:rsid="0023fe93" officeooo:paragraph-rsid="0023fe93" style:font-size-asian="14pt" style:font-size-complex="16pt"/>
    </style:style>
    <style:style style:name="P14" style:family="paragraph" style:parent-style-name="Text_20_body">
      <style:paragraph-properties fo:text-align="justify" style:justify-single-word="false"/>
      <style:text-properties fo:font-size="16pt" officeooo:rsid="001d32aa" officeooo:paragraph-rsid="00251b67" style:font-size-asian="14pt" style:font-size-complex="16pt"/>
    </style:style>
    <style:style style:name="P15" style:family="paragraph" style:parent-style-name="Text_20_body">
      <style:paragraph-properties fo:text-align="justify" style:justify-single-word="false"/>
      <style:text-properties fo:font-size="16pt" style:text-underline-style="solid" style:text-underline-width="auto" style:text-underline-color="font-color" officeooo:rsid="001a3e08" officeooo:paragraph-rsid="001a3e08" style:font-size-asian="14pt" style:font-size-complex="16pt"/>
    </style:style>
    <style:style style:name="P16" style:family="paragraph">
      <style:paragraph-properties fo:text-align="center"/>
    </style:style>
    <style:style style:name="T1" style:family="text">
      <style:text-properties officeooo:rsid="0015fa66"/>
    </style:style>
    <style:style style:name="T2" style:family="text">
      <style:text-properties officeooo:rsid="0017ae13"/>
    </style:style>
    <style:style style:name="T3" style:family="text">
      <style:text-properties officeooo:rsid="001992f5"/>
    </style:style>
    <style:style style:name="T4" style:family="text">
      <style:text-properties officeooo:rsid="001c2a0d"/>
    </style:style>
    <style:style style:name="T5" style:family="text">
      <style:text-properties officeooo:rsid="001e25e4"/>
    </style:style>
    <style:style style:name="T6" style:family="text">
      <style:text-properties officeooo:rsid="00251b67"/>
    </style:style>
    <style:style style:name="T7" style:family="text">
      <style:text-properties officeooo:rsid="0026d102"/>
    </style:style>
    <style:style style:name="T8" style:family="text">
      <style:text-properties officeooo:rsid="002722a0"/>
    </style:style>
    <text:list-style style:name="L1">
      <text:list-level-style-bullet text:level="1" text:style-name="Bullet_20_Symbols" text:bullet-char="•">
        <style:list-level-properties text:list-level-position-and-space-mode="label-alignment">
          <style:list-level-label-alignment text:label-followed-by="listtab" text:list-tab-stop-position="0.661in" fo:text-indent="-0.25in" fo:margin-left="0.6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1in" fo:text-indent="-0.25in" fo:margin-left="0.9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1in" fo:text-indent="-0.25in" fo:margin-left="1.1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1in" fo:text-indent="-0.25in" fo:margin-left="1.4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1in" fo:text-indent="-0.25in" fo:margin-left="1.6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1in" fo:text-indent="-0.25in" fo:margin-left="1.9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1in" fo:text-indent="-0.25in" fo:margin-left="2.1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1in" fo:text-indent="-0.25in" fo:margin-left="2.4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1in" fo:text-indent="-0.25in" fo:margin-left="2.6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1in" fo:text-indent="-0.25in" fo:margin-left="2.911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Εργαστήριο Προγραμματισμού <text:span text:style-name="T1">8</text:span></text:p>
      <text:p text:style-name="P1"/>
      <text:p text:style-name="P8">Ά<text:span text:style-name="T1">σκηση 1</text:span></text:p>
      <text:p text:style-name="P2">Να γραφεί πρόγραμμα στη C που θα ζητά από τον χρήστη 5 ονόματα (μέχρι 20 ελληνικούς χαρακτήρες) <text:span text:style-name="T2">και τα τηλεφωνά τους. Θα τα αποθηκεύει σε πίνακα από structures. Και θα τα εμφανίζει στην οθόνη.</text:span></text:p>
      <text:p text:style-name="P3">Παράδειγμα εκτέλεσης:</text:p>
      <text:p text:style-name="P3">Δώσε το όνομα : Παξινός </text:p>
      <text:p text:style-name="P3">Δώσε το τηλέφωνο : 2663089562</text:p>
      <text:p text:style-name="P3">Δώσε το όνομα : Γεωργακόπουλος</text:p>
      <text:p text:style-name="P3">Δώσε το τηλέφωνο : 0104569871</text:p>
      <text:p text:style-name="P3">Δώσε το όνομα : Boris</text:p>
      <text:p text:style-name="P3">Δώσε το τηλέφωνο : 2581479364</text:p>
      <text:p text:style-name="P3">Δώσε το όνομα : Draghi</text:p>
      <text:p text:style-name="P3">Δώσε το τηλέφωνο : 3052464725</text:p>
      <text:p text:style-name="P3">Δώσε το όνομα : Αλεξίου</text:p>
      <text:p text:style-name="P3">Δώσε το τηλέφωνο : 2661045871</text:p>
      <text:p text:style-name="P3">Όνομα : Τηλέφωνο <text:s/></text:p>
      <text:p text:style-name="P3">-----------------------------------</text:p>
      <text:p text:style-name="P3">Παξινός : 2663089562 <text:s/></text:p>
      <text:p text:style-name="P3">Γεωργακόπουλος : 0104569871 <text:s/></text:p>
      <text:p text:style-name="P3">Boris : 2581479364 <text:s/></text:p>
      <text:p text:style-name="P3">Draghi : 3052464725 <text:s/></text:p>
      <text:p text:style-name="P3">Αλεξίου : 2661045871 </text:p>
      <text:p text:style-name="P3"/>
      <text:p text:style-name="P3"/>
      <text:p text:style-name="P9"><text:soft-page-break/>Άσκηση 2</text:p>
      <text:p text:style-name="P4">Να γραφεί συνάρτηση στη C με όνομα substring() η οποία θα δέχεται σαν όρισμα ένα string και θα <text:span text:style-name="T4">ξεχωρίζει</text:span> ένα τμήμα του. <text:span text:style-name="T3">Η συνάρτηση θα πρέπει να καλείται :</text:span></text:p>
      <text:p text:style-name="P4">substring (source, start, count, result);</text:p>
      <text:p text:style-name="P5">ό<text:span text:style-name="T3">που source το string, start ο αριθμός που δείχνει από που θα αρχίσει το τμήμα του string που θα </text:span><text:span text:style-name="T4">ξεχωρίσει</text:span><text:span text:style-name="T3">, count ο αριθμός των χαρακτήρων που θα έχει <text:s/>το string που θα </text:span><text:span text:style-name="T4">ξεχωρίσει</text:span><text:span text:style-name="T3"> και result το string που θα </text:span><text:span text:style-name="T4">ξεχωρίσει</text:span><text:span text:style-name="T3">.</text:span></text:p>
      <text:p text:style-name="P6">Για παράδειγμα η παρακάτω εντολή:</text:p>
      <text:p text:style-name="P6">substring ("character", 4, 3, result);</text:p>
      <text:p text:style-name="P6">θα <text:span text:style-name="T4">ξεχωρίσει</text:span> το string “act”.</text:p>
      <text:p text:style-name="P6">Η συνάρτηση να τοποθετηθεί σε πρόγραμμα που θα ζητά ένα string, τον αριθμό από όπου να ξεκινά το ζητούμενο τμήμα καθώς και το μέγεθος του και θα εμφανίζει το τμήμα του string.</text:p>
      <text:p text:style-name="P7">Παράδειγμα εκτέλεσης:</text:p>
      <text:p text:style-name="P7">Δώσε το string (λατινικό αλφάβητο) : character</text:p>
      <text:p text:style-name="P7">Δώσε το σημείο εκκίνησης του τμήματος και το μέγεθός του χωρισμένα με κενό : 4 3</text:p>
      <text:p text:style-name="P7">act </text:p>
      <text:p text:style-name="P6"/>
      <text:p text:style-name="P6"/>
      <text:p text:style-name="P6"/>
      <text:p text:style-name="P6"/>
      <text:p text:style-name="P6"/>
      <text:p text:style-name="P6"/>
      <text:p text:style-name="P6"/>
      <text:p text:style-name="P6"/>
      <text:p text:style-name="P15"><text:soft-page-break/>Ά<text:span text:style-name="T5">σκηση 3</text:span></text:p>
      <text:p text:style-name="P13">Να γραφεί η συνάρτηση s_count() στη C η οποία θα δέχεται ως όρισμα ένα string και έναν χαρακτήρα και θα επιστρέφει τον αριθμό των εμφανίσεων του χαρακτήρα στο string. Πχ</text:p>
      <text:p text:style-name="P13"><text:span text:style-name="T7">s_</text:span>count(“parallel”,’o’) <text:s/>→ 0</text:p>
      <text:p text:style-name="P13"><text:span text:style-name="T7">s_</text:span>count(“parallel”,’r’) <text:s/>→ 1</text:p>
      <text:p text:style-name="P13"><text:span text:style-name="T7">s_</text:span>count(“parallel”,’a’) <text:s/>→ 2</text:p>
      <text:p text:style-name="P13"><text:span text:style-name="T7">s_</text:span>count(“parallel”,’l’) <text:s text:c="2"/>→ 3</text:p>
      <text:p text:style-name="P12">Η συνάρτηση να τοποθετηθεί σε πρόγραμμα που θα ζητά ένα string, <text:span text:style-name="T6">και έναν χαρακτήρα και θα εμφανίζει τον αριθμό των εμφανίσεων του χαρακτήρα στο string</text:span>.</text:p>
      <text:p text:style-name="P14">Παρ<text:span text:style-name="T8">α</text:span>δείγμα<text:span text:style-name="T8">τα</text:span> εκτέλεσης:</text:p>
      <text:p text:style-name="P14">Δώσε το string (μέχρι 50 λατινικούς χαρακτήρες):parallel</text:p>
      <text:p text:style-name="P14">Δώσε τον χαρακτήρα για έλεγχο : o</text:p>
      <text:p text:style-name="P14">Ο χαρακτήρας o εμφανίζεται 0 φορές.</text:p>
      <text:p text:style-name="P14"><draw:line text:anchor-type="paragraph" draw:z-index="0" draw:name="Shape1" draw:style-name="gr1" draw:text-style-name="P16" svg:x1="0.0134in" svg:y1="0.2173in" svg:x2="6.1177in" svg:y2="0.1862in"><text:p/></draw:line></text:p>
      <text:p text:style-name="P14">Δώσε το string (μέχρι 50 λατινικούς χαρακτήρες):parallel</text:p>
      <text:p text:style-name="P14">Δώσε τον χαρακτήρα για έλεγχο : r</text:p>
      <text:p text:style-name="P14">Ο χαρακτήρας r εμφανίζεται 1 φορές.</text:p>
      <text:p text:style-name="P14"><draw:line text:anchor-type="paragraph" draw:z-index="1" draw:name="Shape1_0" draw:style-name="gr1" draw:text-style-name="P16" svg:x1="-0.0283in" svg:y1="0.0701in" svg:x2="6.076in" svg:y2="0.039in"><text:p/></draw:line></text:p>
      <text:p text:style-name="P14">Δώσε το string (μέχρι 50 λατινικούς χαρακτήρες):parallel</text:p>
      <text:p text:style-name="P14">Δώσε τον χαρακτήρα για έλεγχο : a</text:p>
      <text:p text:style-name="P14">Ο χαρακτήρας a εμφανίζεται 2 φορές.</text:p>
      <text:p text:style-name="P14"><draw:line text:anchor-type="paragraph" draw:z-index="2" draw:name="Shape1_1" draw:style-name="gr1" draw:text-style-name="P16" svg:x1="-0.0492in" svg:y1="0.1012in" svg:x2="6.0551in" svg:y2="0.0701in"><text:p/></draw:line></text:p>
      <text:p text:style-name="P14">Δώσε το string (μέχρι 50 λατινικούς χαρακτήρες):parallel</text:p>
      <text:p text:style-name="P14">Δώσε τον χαρακτήρα για έλεγχο : l</text:p>
      <text:p text:style-name="P14">Ο χαρακτήρας l εμφανίζεται 3 φορές.</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1T18:40:47.455669119</meta:creation-date>
    <dc:date>2021-08-23T13:02:08.536803087</dc:date>
    <meta:editing-duration>PT1H20M48S</meta:editing-duration>
    <meta:editing-cycles>12</meta:editing-cycles>
    <meta:generator>LibreOffice/7.1.4.2$Linux_X86_64 LibreOffice_project/10$Build-2</meta:generator>
    <meta:document-statistic meta:table-count="0" meta:image-count="0" meta:object-count="0" meta:page-count="3" meta:paragraph-count="53" meta:word-count="410" meta:character-count="2487" meta:non-whitespace-character-count="2111"/>
  </office:meta>
</office:document-meta>
</file>